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, Helvetica, sans-serif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fo:language="pt" fo:country="BR"/>
    </style:style>
    <style:style style:name="P2" style:family="paragraph" style:parent-style-name="Standard" style:list-style-name="L1"/>
    <style:style style:name="P3" style:family="paragraph" style:parent-style-name="Standard">
      <style:paragraph-properties fo:margin-left="0cm" fo:margin-right="0cm" fo:text-indent="0cm" style:auto-text-indent="true"/>
      <style:text-properties fo:language="pt" fo:country="BR"/>
    </style:style>
    <style:style style:name="P4" style:family="paragraph" style:parent-style-name="Standard">
      <style:paragraph-properties fo:margin-left="0cm" fo:margin-right="0cm" fo:text-align="justify" style:justify-single-word="false" fo:text-indent="0cm" style:auto-text-indent="true"/>
      <style:text-properties fo:language="pt" fo:country="BR"/>
    </style:style>
    <style:style style:name="T1" style:family="text">
      <style:text-properties fo:language="pt" fo:country="BR"/>
    </style:style>
    <style:style style:name="T2" style:family="text">
      <style:text-properties fo:language="pt" fo:country="BR"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O Diretor-Geral do Instituto Federal de Educação, Ciência e Tecnologia do Norte de Minas Gerais - IFNMG - Campus Salinas, no uso de suas atribuições, torna público a equipe do projeto KD-Covid, coordenada pelo Professor Doutor Filipe Vieira Santos de Abreu (<text:a xlink:type="simple" xlink:href="mailto:filipe.vieira@ifnmg.edu.br" text:style-name="Internet_20_link" text:visited-style-name="Visited_20_Internet_20_Link">filipe.vieira@ifnmg.edu.br</text:a>), está autorizada a desenvolver um aplicativo para celular que irá auxiliar no diagnóstico e <text:s/>monitoramento dos casos suspeitos de COVID-19 em nossa região.</text:p>
      <text:p text:style-name="P4">O projeto KD-Covid, selecionado via Edital CONIF n°01/2020 – Enfrentamento à COVID-19, faz parte de um esforço coordenado com a participação do IFNMG e das Prefeituras das cidades de Salinas e Janaúba. <text:s/></text:p>
      <text:p text:style-name="P4">O aplicativo é constituído de um questionário que coleta informações relevantes para a identificação de possíveis casos suspeitos da doença, tais como: sintomas relacionados, comorbidades, idade, atividade nos últimos 14 dias, cidade, bairro, telefone e/ou e-mail de contato. O professor Leonardo Humberto Guimarães Silva (<text:a xlink:type="simple" xlink:href="mailto:leonardo.silva@ifnmg.edu.br" text:style-name="Internet_20_link" text:visited-style-name="Visited_20_Internet_20_Link">leonardo.silva@ifnmg.edu.br</text:a>), doutor em Ciência da Computação, é o responsável pelo desenvolvimento do aplicativo.</text:p>
      <text:p text:style-name="P3">Dados técnicos do aplicativo: </text:p>
      <text:list xml:id="list5975455517841757351" text:style-name="L1">
        <text:list-item>
          <text:p text:style-name="P2"><text:span text:style-name="T2">app name=</text:span><text:span text:style-name="T1">KD-Covid</text:span></text:p>
        </text:list-item>
        <text:list-item>
          <text:p text:style-name="P2"><text:span text:style-name="T2">package name=</text:span><text:span text:style-name="T1">com.ifnmg.dmelab.kdcovid</text:span></text:p>
        </text:list-item>
        <text:list-item>
          <text:p text:style-name="P2"><text:span text:style-name="T2">developer nam</text:span><text:span text:style-name="T1">e= IFNMG – Campus Salinas </text:span></text:p>
        </text:list-item>
      </text:list>
      <text:p text:style-name="P3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, Helvetica, sans-serif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n" fo:country="none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Leonardo Silva</meta:initial-creator>
    <meta:creation-date>2020-07-23T10:13:19</meta:creation-date>
    <dc:date>2020-07-23T10:50:08</dc:date>
    <dc:creator>Leonardo Silva</dc:creator>
    <meta:editing-duration>PT14M24S</meta:editing-duration>
    <meta:editing-cycles>2</meta:editing-cycles>
    <meta:generator>OpenOffice/4.1.7$Unix OpenOffice.org_project/417m1$Build-9800</meta:generator>
    <meta:document-statistic meta:table-count="0" meta:image-count="0" meta:object-count="0" meta:page-count="1" meta:paragraph-count="7" meta:word-count="171" meta:character-count="1207"/>
  </office:meta>
</office:document-meta>
</file>